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officeooo:rsid="0011f6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DD game design documents</text:p>
      <text:p text:style-name="P1"/>
      <text:p text:style-name="P1">tetrade elementaire :</text:p>
      <text:p text:style-name="P1"/>
      <text:p text:style-name="P1">boucles :</text:p>
      <text:p text:style-name="P1"/>
      <text:p text:style-name="P1">interface :</text:p>
      <text:p text:style-name="P1"/>
      <text:p text:style-name="P1">L 'interface est basique, seule deux élément d'UI sont visible à l'écran. Une barre de vie représent<text:span text:style-name="T1">é</text:span> par un portrait du personnage et des esprits a sa droite. Chaque esprit correspond à une vie. Le deuxième élément visible à l'écran est une lanterne avec des chiffres à cotés qui représente le nombre d'âme en possession du joueur. </text:p>
      <text:p text:style-name="P1"/>
      <text:p text:style-name="P1">Storytelling :</text:p>
      <text:p text:style-name="P1"/>
      <text:p text:style-name="P1">le storytelling se fait de deux manières, via des petites scènes dans le jeu et via l'environnement. Dans les petites scènes on va voir quelle est notre but et pourquoi, l'évolution de l'environnement en fonction de notre progression nous indiqueras que l'on s'enfonce dans l'enfer.</text:p>
      <text:p text:style-name="P1"/>
      <text:p text:style-name="P1">Le jeu est décomposé en trois niveaux, chaque niveau ayant une identité propre. Le premier niveau corresponds à un monde civilisé que l'on peut voir grâce aux murs et aux colonnes qui sont des constructions. Le deuxième niveau est un mélange de civilisé et de sauvage, on retrouve les mêmes constructions que dans la partie une mais mêlée à des pièces de roches bruts, les deux parties mélanger ensemble. La troisième et dernière partie est constitué uniquement de roches brutes formant des plateformes ou des sols, c'est le sauvage, plus de traces de civilisation. Ainsi plus on descend plus on s'enfonce dans l'enfer et on s'éloigne de la « civilisation ». De plus l'arrière plan renforce l'effet, plus on s'enfonce plus il s'obscurcit. Il passe d'un violet clair à un violet sombre.</text:p>
      <text:p text:style-name="P1"/>
      <text:p text:style-name="P1">level design :</text:p>
      <text:p text:style-name="P1"/>
      <text:p text:style-name="P1">Mon niveau est composé d'une seul scène dans laquelle on se balade. </text:p>
      <text:p text:style-name="P1"/>
      <text:p text:style-name="P1">Insere image schema</text:p>
      <text:p text:style-name="P1"/>
      <text:p text:style-name="P1">Le joueur va commencer en haut a gauche dans une partie vide. Il n'aura alors pas le choix d'aller à droite jusqu'au grand trou. Il va ensuite être bloque dans sa chute par le sol qui va l’arrêter. A cet étage il doit aller au coté droit ou il y a une série de salle menant a une salle énigme qui ouvre la deuxième porte a l'opposé. Il va emprunter un chemin différent pour revenir sur ses pas arrivant ainsi de l'autre coté ou il va y avoir la même organisation. Mais cet fois la salle énigme va enlever le sol dans le grand ravin central ce qui va lui permettre de tomber tout en bas. Au troisième étage il y a encore une porte de chaque cote. Celle de gauche va permettre d'introduire le nouvel ennemi et de donner l'accès a la porte de droite. Une fois le nouvel ennemi battu le joueur peut accéder a droite ou va va avoir plusieurs salle a franchir qui vont le mener a un petit labyrinthe situé au deuxième étage en grimpant. Ce labyrinthe va donner accès a une ouverture qui mène de l'autre coté du ravin au deuxième étage. Endroit auparavant inaccessible car la chute la emmener directement au fond du ravin et ne permettait pas d'aller aux étage intermédiaire. </text:p>
      <text:p text:style-name="P1"/>
      <text:p text:style-name="P1"/>
      <text:p text:style-name="P1">Objectif :</text:p>
      <text:p text:style-name="P1"/>
      <text:p text:style-name="P1">risques et recompense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family-generic="swiss"/>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08:03:48.639000000</meta:creation-date>
    <meta:editing-duration>PT26M58S</meta:editing-duration>
    <meta:editing-cycles>2</meta:editing-cycles>
    <meta:generator>LibreOffice/7.2.1.2$Windows_X86_64 LibreOffice_project/87b77fad49947c1441b67c559c339af8f3517e22</meta:generator>
    <dc:date>2022-06-02T08:30:38.923000000</dc:date>
    <meta:document-statistic meta:table-count="0" meta:image-count="0" meta:object-count="0" meta:page-count="1" meta:paragraph-count="14" meta:word-count="490" meta:character-count="2783" meta:non-whitespace-character-count="2304"/>
  </office:meta>
</office:document-meta>
</file>